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10DD237F8C9739709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116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201cm" fo:padding-top="0.1cm" fo:padding-bottom="0.1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5" style:family="paragraph">
      <style:paragraph-properties fo:text-align="end"/>
      <style:text-properties fo:hyphenate="true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Arial1" fo:font-size="10pt" fo:hyphenate="true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cm" svg:height="6.05cm" svg:x="7.361cm" svg:y="12.076cm">
            <draw:image xlink:href="Pictures/100000000000010B0000010DD237F8C973970904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3.919cm" svg:y="12.643cm">
            <draw:text-box>
              <text:p><text:span text:style-name="T1">Heading marker</text:span></text:p>
            </draw:text-box>
          </draw:frame>
          <draw:frame draw:style-name="gr3" draw:text-style-name="P2" draw:layer="layout" svg:width="2.681cm" svg:height="0.595cm" svg:x="13.919cm" svg:y="13.449cm">
            <draw:text-box>
              <text:p><text:span text:style-name="T1">Source bearing</text:span></text:p>
            </draw:text-box>
          </draw:frame>
          <draw:frame draw:style-name="gr3" draw:text-style-name="P2" draw:layer="layout" svg:width="2.681cm" svg:height="0.989cm" svg:x="13.919cm" svg:y="14.282cm">
            <draw:text-box>
              <text:p><text:span text:style-name="T1">Deviation indicator</text:span></text:p>
            </draw:text-box>
          </draw:frame>
          <draw:frame draw:style-name="gr4" draw:text-style-name="P4" draw:layer="layout" svg:width="2.68cm" svg:height="0.595cm" svg:x="4.12cm" svg:y="12.943cm">
            <draw:text-box>
              <text:p text:style-name="P3"><text:span text:style-name="T1">Course readout</text:span></text:p>
            </draw:text-box>
          </draw:frame>
          <draw:frame draw:style-name="gr3" draw:text-style-name="P6" draw:layer="layout" svg:width="2.68cm" svg:height="0.989cm" svg:x="4.12cm" svg:y="13.749cm">
            <draw:text-box>
              <text:p text:style-name="P5"><text:span text:style-name="T1">Course/ILS lo-caliser indicator</text:span></text:p>
            </draw:text-box>
          </draw:frame>
          <draw:frame draw:style-name="gr5" draw:text-style-name="P4" draw:layer="layout" svg:width="2.68cm" svg:height="0.595cm" svg:x="4.12cm" svg:y="14.985cm">
            <draw:text-box>
              <text:p text:style-name="P3"><text:span text:style-name="T1">Compass rose</text:span></text:p>
            </draw:text-box>
          </draw:frame>
          <draw:line draw:style-name="gr6" draw:text-style-name="P1" draw:layer="layout" svg:x1="13.919cm" svg:y1="12.936cm" svg:x2="10.413cm" svg:y2="13.07cm">
            <text:p/>
          </draw:line>
          <draw:line draw:style-name="gr6" draw:text-style-name="P1" draw:layer="layout" svg:x1="13.932cm" svg:y1="15.987cm" svg:x2="12.889cm" svg:y2="15.925cm">
            <text:p/>
          </draw:line>
          <draw:line draw:style-name="gr6" draw:text-style-name="P1" draw:layer="layout" svg:x1="6.799cm" svg:y1="13.249cm" svg:x2="8.426cm" svg:y2="13.05cm">
            <text:p/>
          </draw:line>
          <draw:line draw:style-name="gr6" draw:text-style-name="P1" draw:layer="layout" svg:x1="6.799cm" svg:y1="14.258cm" svg:x2="9.495cm" svg:y2="13.988cm">
            <text:p/>
          </draw:line>
          <draw:line draw:style-name="gr6" draw:text-style-name="P1" draw:layer="layout" svg:x1="6.809cm" svg:y1="15.295cm" svg:x2="8.426cm" svg:y2="15.306cm">
            <text:p/>
          </draw:line>
          <draw:frame draw:style-name="gr7" draw:text-style-name="P2" draw:layer="layout" svg:width="2.681cm" svg:height="0.989cm" svg:x="13.92cm" svg:y="15.523cm">
            <draw:text-box>
              <text:p><text:span text:style-name="T1">ILS glideslope indicator</text:span></text:p>
            </draw:text-box>
          </draw:frame>
          <draw:line draw:style-name="gr6" draw:text-style-name="P1" draw:layer="layout" svg:x1="13.925cm" svg:y1="14.764cm" svg:x2="11.342cm" svg:y2="14.787cm">
            <text:p/>
          </draw:line>
          <draw:line draw:style-name="gr6" draw:text-style-name="P1" draw:layer="layout" svg:x1="13.928cm" svg:y1="13.754cm" svg:x2="9.824cm" svg:y2="13.499cm">
            <text:p/>
          </draw:line>
          <draw:frame draw:style-name="gr3" draw:text-style-name="P4" draw:layer="layout" svg:width="2.68cm" svg:height="0.595cm" svg:x="4.12cm" svg:y="15.826cm">
            <draw:text-box>
              <text:p text:style-name="P3"><text:span text:style-name="T1">Deviation ticks</text:span></text:p>
            </draw:text-box>
          </draw:frame>
          <draw:line draw:style-name="gr6" draw:text-style-name="P1" draw:layer="layout" svg:x1="6.807cm" svg:y1="16.125cm" svg:x2="9.455cm" svg:y2="15.596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8-02T15:18:17.684000000</dc:date>
    <meta:editing-duration>PT1H44M7S</meta:editing-duration>
    <meta:editing-cycles>16</meta:editing-cycles>
    <meta:generator>LibreOffice/7.2.6.2$Windows_X86_64 LibreOffice_project/b0ec3a565991f7569a5a7f5d24fed7f52653d754</meta:generator>
    <meta:document-statistic meta:object-count="18"/>
  </office:meta>
</office:document-meta>
</file>